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715in" style:rel-column-width="18657*"/>
    </style:style>
    <style:style style:name="Table1.B" style:family="table-column">
      <style:table-column-properties style:column-width="4.9535in" style:rel-column-width="46878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urriculum Vitae <text:s/>C++/Wrocław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mię nazwisko </text:p>
          </table:table-cell>
          <table:table-cell table:style-name="Table1.A1" office:value-type="string">
            <text:p text:style-name="Table_20_Contents">Jakub Zajkowski</text:p>
          </table:table-cell>
        </table:table-row>
        <table:table-row>
          <table:table-cell table:style-name="Table1.A1" office:value-type="string">
            <text:p text:style-name="P3">Adres</text:p>
          </table:table-cell>
          <table:table-cell table:style-name="Table1.A1" office:value-type="string">
            <text:p text:style-name="Table_20_Contents">ul. Potokowa 49</text:p>
            <text:p text:style-name="Table_20_Contents">54-105 Wrocław</text:p>
          </table:table-cell>
        </table:table-row>
        <table:table-row>
          <table:table-cell table:style-name="Table1.A1" office:value-type="string">
            <text:p text:style-name="P3">Telefon kontaktowy</text:p>
          </table:table-cell>
          <table:table-cell table:style-name="Table1.A1" office:value-type="string">
            <text:p text:style-name="Table_20_Contents">694 88 61 65</text:p>
          </table:table-cell>
        </table:table-row>
        <table:table-row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Table_20_Contents"><text:a xlink:type="simple" xlink:href="mailto:zajkowski.jakub@gmail.com">zajkowski.jakub@gmail.com</text:a></text:p>
          </table:table-cell>
        </table:table-row>
        <table:table-row>
          <table:table-cell table:style-name="Table1.A1" office:value-type="string">
            <text:p text:style-name="P3">Data i miejsce urodzenia</text:p>
          </table:table-cell>
          <table:table-cell table:style-name="Table1.A1" office:value-type="string">
            <text:p text:style-name="Table_20_Contents">25.02.1987 Wrocław</text:p>
          </table:table-cell>
        </table:table-row>
      </table:table>
      <text:p text:style-name="Standard"/>
      <text:h text:style-name="Heading_20_1" text:outline-level="1">Wykształcenie </text:h>
      <text:p text:style-name="Text_20_body"/>
      <text:p text:style-name="Text_20_body">2006 – 2012</text:p>
      <text:p text:style-name="P1">Politechnika Wrocławska, wydział Informatyki i Zarządzania, kierunek Informatyka, specializacja Inżynieria Oprogramowania.</text:p>
      <text:p text:style-name="P1"/>
      <text:p text:style-name="P2">2003 - 2006</text:p>
      <text:p text:style-name="P1">Liceum Ogólnokształcące nr XII im. Bolesława Chrobrego</text:p>
      <text:p text:style-name="P1"/>
      <text:h text:style-name="Heading_20_1" text:outline-level="1">Umiejętności i doświadczenie związane z dziedziną</text:h>
      <text:list xml:id="list582146870" text:style-name="L1">
        <text:list-item>
          <text:p text:style-name="P4">C++, Java 1.5, .Net3.5 wraz z C#.</text:p>
        </text:list-item>
        <text:list-item>
          <text:p text:style-name="P4">Znajomość relacyjnych baz danych, doświadczenie z PostgreSQL, trochę z MSSQL Server 2005.</text:p>
        </text:list-item>
        <text:list-item>
          <text:p text:style-name="P4">Kilka akademickich projektów realizowanych przy użyciu obiektowego paradygmatu programowania.</text:p>
        </text:list-item>
      </text:list>
      <text:p text:style-name="Text_20_body"/>
      <text:h text:style-name="Heading_20_1" text:outline-level="1">Języki</text:h>
      <text:list xml:id="list832370136" text:style-name="L2">
        <text:list-item>
          <text:p text:style-name="P5">Angielski: bardzo dobra znajomość języka (w mowie i piśmie)</text:p>
        </text:list-item>
        <text:list-item>
          <text:p text:style-name="P5">Niemiecki: znajomość podstawowa (raczej rozumienie tekstu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bookmark text:name="TrackingJobBody"/>Wyrażam zgodę na przechowywanie i przetwarzanie moich danych osobowych dla potrzeb niezbędnych do realizacji procesu rekrutacji (zgodnie z Ustawą z dnia 29.08.97 r. o Ochronie Danych Osobowych Dz.U. Nr 133 poz.883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zef </meta:initial-creator>
    <meta:creation-date>2010-01-25T17:20:04</meta:creation-date>
    <dc:date>2010-02-09T17:33:04</dc:date>
    <dc:creator>Szef </dc:creator>
    <meta:editing-duration>PT01H16M57S</meta:editing-duration>
    <meta:editing-cycles>3</meta:editing-cycles>
    <meta:generator>OpenOffice.org/3.1$Unix OpenOffice.org_project/310m19$Build-9420</meta:generator>
    <meta:document-statistic meta:table-count="1" meta:image-count="0" meta:object-count="0" meta:page-count="1" meta:paragraph-count="25" meta:word-count="138" meta:character-count="1014"/>
  </office:meta>
</office:document-meta>
</file>